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officeooo:rsid="000e8e0e" officeooo:paragraph-rsid="000e8e0e"/>
    </style:style>
    <style:style style:name="P2" style:family="paragraph" style:parent-style-name="Standard">
      <style:paragraph-properties fo:text-align="justify" style:justify-single-word="false"/>
      <style:text-properties fo:font-weight="bold" officeooo:rsid="000d4ad3" officeooo:paragraph-rsid="000d4ad3" style:font-weight-asian="bold" style:font-weight-complex="bold"/>
    </style:style>
    <style:style style:name="P3" style:family="paragraph" style:parent-style-name="Standard">
      <style:paragraph-properties fo:text-align="justify" style:justify-single-word="false"/>
      <style:text-properties fo:font-weight="bold" officeooo:rsid="0010b4ed" officeooo:paragraph-rsid="0010b4ed" style:font-weight-asian="bold" style:font-weight-complex="bold"/>
    </style:style>
    <style:style style:name="P4" style:family="paragraph" style:parent-style-name="Standard">
      <style:paragraph-properties fo:text-align="justify" style:justify-single-word="false"/>
      <style:text-properties fo:font-weight="bold" officeooo:rsid="0013b967" officeooo:paragraph-rsid="0013b967" style:font-weight-asian="bold" style:font-weight-complex="bold"/>
    </style:style>
    <style:style style:name="P5" style:family="paragraph" style:parent-style-name="Standard">
      <style:paragraph-properties fo:text-align="justify" style:justify-single-word="false"/>
      <style:text-properties fo:font-weight="bold" officeooo:rsid="0019b544" officeooo:paragraph-rsid="0019b544" style:font-weight-asian="bold" style:font-weight-complex="bold"/>
    </style:style>
    <style:style style:name="P6" style:family="paragraph" style:parent-style-name="Standard">
      <style:paragraph-properties fo:text-align="justify" style:justify-single-word="false"/>
      <style:text-properties fo:font-weight="bold" officeooo:rsid="002059c6" officeooo:paragraph-rsid="002059c6" style:font-weight-asian="bold" style:font-weight-complex="bold"/>
    </style:style>
    <style:style style:name="P7" style:family="paragraph" style:parent-style-name="Standard">
      <style:paragraph-properties fo:text-align="justify" style:justify-single-word="false"/>
      <style:text-properties officeooo:paragraph-rsid="000d4ad3"/>
    </style:style>
    <style:style style:name="P8" style:family="paragraph" style:parent-style-name="Standard">
      <style:paragraph-properties fo:text-align="justify" style:justify-single-word="false"/>
      <style:text-properties officeooo:paragraph-rsid="0010b4ed"/>
    </style:style>
    <style:style style:name="P9" style:family="paragraph" style:parent-style-name="Standard" style:list-style-name="L3">
      <style:paragraph-properties fo:text-align="justify" style:justify-single-word="false"/>
      <style:text-properties officeooo:paragraph-rsid="0019b544"/>
    </style:style>
    <style:style style:name="P10" style:family="paragraph" style:parent-style-name="Standard">
      <style:paragraph-properties fo:text-align="justify" style:justify-single-word="false"/>
      <style:text-properties fo:font-weight="normal" officeooo:rsid="0013b967" officeooo:paragraph-rsid="0013b967" style:font-weight-asian="normal" style:font-weight-complex="normal"/>
    </style:style>
    <style:style style:name="P11" style:family="paragraph" style:parent-style-name="Standard" style:list-style-name="L3">
      <style:paragraph-properties fo:text-align="justify" style:justify-single-word="false"/>
      <style:text-properties officeooo:rsid="0019b544" officeooo:paragraph-rsid="0019b544"/>
    </style:style>
    <style:style style:name="P12" style:family="paragraph" style:parent-style-name="Standard" style:list-style-name="L3">
      <style:paragraph-properties fo:text-align="justify" style:justify-single-word="false"/>
      <style:text-properties officeooo:rsid="001ad3aa" officeooo:paragraph-rsid="001ad3aa"/>
    </style:style>
    <style:style style:name="P13" style:family="paragraph" style:parent-style-name="Standard" style:list-style-name="L3">
      <style:paragraph-properties fo:text-align="justify" style:justify-single-word="false"/>
      <style:text-properties officeooo:rsid="0021075a" officeooo:paragraph-rsid="0021075a"/>
    </style:style>
    <style:style style:name="P14" style:family="paragraph" style:parent-style-name="Standard" style:list-style-name="L3">
      <style:paragraph-properties fo:text-align="justify" style:justify-single-word="false"/>
      <style:text-properties officeooo:rsid="0021cd61" officeooo:paragraph-rsid="0021cd61"/>
    </style:style>
    <style:style style:name="P15" style:family="paragraph" style:parent-style-name="Standard" style:list-style-name="L3">
      <style:paragraph-properties fo:text-align="justify" style:justify-single-word="false"/>
      <style:text-properties officeooo:rsid="0024869e" officeooo:paragraph-rsid="0024869e"/>
    </style:style>
    <style:style style:name="P16" style:family="paragraph" style:parent-style-name="Standard">
      <style:paragraph-properties fo:text-align="justify" style:justify-single-word="false"/>
      <style:text-properties fo:font-style="italic" fo:font-weight="normal" officeooo:rsid="00283ac1" officeooo:paragraph-rsid="00283ac1" style:font-style-asian="italic" style:font-weight-asian="normal" style:font-style-complex="italic" style:font-weight-complex="normal"/>
    </style:style>
    <style:style style:name="T1" style:family="text">
      <style:text-properties officeooo:rsid="000d4ad3"/>
    </style:style>
    <style:style style:name="T2" style:family="text">
      <style:text-properties fo:background-color="#b2b2b2" loext:char-shading-value="0"/>
    </style:style>
    <style:style style:name="T3" style:family="text">
      <style:text-properties officeooo:rsid="002b13bf" fo:background-color="#b2b2b2" loext:char-shading-value="0"/>
    </style:style>
    <style:style style:name="T4" style:family="text">
      <style:text-properties officeooo:rsid="002b13bf" fo:background-color="#b2b2b2" loext:char-shading-value="0"/>
    </style:style>
    <style:style style:name="T5" style:family="text">
      <style:text-properties fo:font-weight="normal" style:font-weight-asian="normal" style:font-weight-complex="normal"/>
    </style:style>
    <style:style style:name="T6" style:family="text">
      <style:text-properties fo:font-weight="normal" officeooo:rsid="0010b4ed" style:font-weight-asian="normal" style:font-weight-complex="normal"/>
    </style:style>
    <style:style style:name="T7" style:family="text">
      <style:text-properties fo:font-weight="normal" officeooo:rsid="0019b544" style:font-weight-asian="normal" style:font-weight-complex="normal"/>
    </style:style>
    <style:style style:name="T8" style:family="text">
      <style:text-properties fo:font-weight="normal" officeooo:rsid="00230354" style:font-weight-asian="normal" style:font-weight-complex="normal"/>
    </style:style>
    <style:style style:name="T9" style:family="text">
      <style:text-properties fo:font-weight="normal" officeooo:rsid="00247145" style:font-weight-asian="normal" style:font-weight-complex="normal"/>
    </style:style>
    <style:style style:name="T10" style:family="text">
      <style:text-properties fo:font-weight="normal" officeooo:rsid="0029d98c" style:font-weight-asian="normal" style:font-weight-complex="normal"/>
    </style:style>
    <style:style style:name="T11" style:family="text">
      <style:text-properties fo:font-weight="normal" officeooo:rsid="0029d98c" fo:background-color="#cccccc" loext:char-shading-value="0" style:font-weight-asian="normal" style:font-weight-complex="normal"/>
    </style:style>
    <style:style style:name="T12" style:family="text">
      <style:text-properties fo:font-weight="normal" officeooo:rsid="0029d98c" fo:background-color="#cccccc" loext:char-shading-value="0" style:font-weight-asian="normal" style:font-weight-complex="normal"/>
    </style:style>
    <style:style style:name="T13" style:family="text">
      <style:text-properties fo:font-weight="normal" officeooo:rsid="0029d98c" fo:background-color="#b2b2b2" loext:char-shading-value="0" style:font-weight-asian="normal" style:font-weight-complex="normal"/>
    </style:style>
    <style:style style:name="T14" style:family="text">
      <style:text-properties fo:font-weight="bold" officeooo:rsid="0010b4ed" style:font-weight-asian="bold" style:font-weight-complex="bold"/>
    </style:style>
    <style:style style:name="T15" style:family="text">
      <style:text-properties officeooo:rsid="001e64f1"/>
    </style:style>
    <style:style style:name="T16" style:family="text">
      <style:text-properties officeooo:rsid="00266f18"/>
    </style:style>
    <style:style style:name="T17" style:family="text">
      <style:text-properties officeooo:rsid="00295417"/>
    </style:style>
    <style:style style:name="T18" style:family="text">
      <style:text-properties officeooo:rsid="002b13bf"/>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oad Switch Circuit Module</text:p>
      <text:p text:style-name="P7"><text:span text:style-name="T1"><text:tab/></text:span>The load switch circuit has seen significant improvements over the previous version. Version 2.0 retains the core design of back-to-back N-channel MOSFETs forming an AC switch but replaces the single-channel configuration and rotary switch for load selection <text:span text:style-name="T2">[old schematic figure] </text:span>with eight parallel switching channels <text:span text:style-name="T2">[new schematic figure]</text:span>. This upgrade allows for a much wider range of load resistances, as each channel can be independently controlled <text:span text:style-name="T2">[resistance range figure]</text:span>. The previous design faced reliability issues due to the rotary switch, a problem now eliminated with the solid-state implementation. Additionally, the new load switch integrates a microcontroller that reads an onboard Hall effect current sensor, providing over-current protection. The board maintains full compatibility with the previous version, supporting a single <text:span text:style-name="T1">pulse-width modulation (</text:span>PWM<text:span text:style-name="T1">)</text:span> input while also allowing up to eight PWM inputs for independent channel control. <text:span text:style-name="T1">Each of the switching channels features galvanically isolated gate drivers with a working isolation voltage of 3.75 kVrms. The board logic side is powered by 5 VDC and the gate drivers are powered by an isolated 15-20 VDC supply. The onboard microcontroller provides either a simple GPIO interface, or UART.</text:span></text:p>
      <text:p text:style-name="P7"/>
      <text:p text:style-name="P1"/>
      <text:p text:style-name="P3">Power Supply Module</text:p>
      <text:p text:style-name="P8"><text:span text:style-name="T14"><text:tab/></text:span><text:span text:style-name="T6">The power supply module (PSM) has two primary functions: generating voltage rails and charging the battery. It utilizes two buck-boost converters to produce 5 VDC and 15 VDC power rails, with the 15 VDC rail isolated via a flyback converter. Texas Instruments TPS552872 buck-boost converters were selected for their wide input voltage range, enabling compatibility with various battery configurations. These converters also feature built-in protections, including output overvoltage protection, output short-circuit protection, and thermal shutdown. Designed to support 1–3 cell lithium-ion batteries, the PSM integrates a switch-mode battery charger from Monolithic Power Systems, offering configurable charge current and end-voltage settings. An onboard STM32U5 microcontroller negotiates power from any USB-C Power Delivery-compatible supply for charging. </text:span><text:span text:style-name="T13">[schematic figure]</text:span></text:p>
      <text:p text:style-name="P8"><text:span text:style-name="T6"/></text:p>
      <text:p text:style-name="P4">Battery Management System Module</text:p>
      <text:p text:style-name="P16"><text:tab/><text:span text:style-name="T17">H</text:span>aven’t figured this part out yet, <text:span text:style-name="T16">not sure if it should be included.</text:span></text:p>
      <text:p text:style-name="P4">Microcontroller Unit</text:p>
      <text:p text:style-name="P4"><text:tab/><text:span text:style-name="T5">The microcontroller unit is built around an STM32U5, handling user input, display control, load switching, and USB communication. Menu navigation is achieved using three rotary encoders, allowing precise control of settings displayed on a 3.5-inch capacitive touch screen. The display operates over an SPI interface, while touch inputs are processed separately via an I2C bus to ensure smooth and responsive interaction. </text:span></text:p>
      <text:p text:style-name="P10"><text:tab/>To control the load switch, the microcontroller generates PWM signals with adjustable frequency and duty cycle. Additionally, USB functionality supports firmware updates, allowing end-users to upgrade the system without requiring specialized programming tools. This ensures long-term maintainability and easy deployment of software improvements or feature enhancements. <text:span text:style-name="T4">[controller figure]</text:span></text:p>
      <text:p text:style-name="P10"/>
      <text:p text:style-name="P10"/>
      <text:p text:style-name="P5">Comments/<text:span text:style-name="T15">Questions</text:span></text:p>
      <text:list xml:id="list3221511719" text:style-name="L3">
        <text:list-item>
          <text:p text:style-name="P9"><text:span text:style-name="T7">How in-depth should I be going on the design process?</text:span></text:p>
          <text:list>
            <text:list-item>
              <text:p text:style-name="P11"><text:span text:style-name="T5">I could expand a ton on part selection, design tools, software, etc</text:span></text:p>
            </text:list-item>
          </text:list>
        </text:list-item>
        <text:list-item>
          <text:p text:style-name="P11"><text:span text:style-name="T5">Keep power supply and microcontroller unit split up?</text:span></text:p>
          <text:list>
            <text:list-item>
              <text:p text:style-name="P11"><text:span text:style-name="T5">The initial design had separate boards, but now I’ve combined the functionally </text:span></text:p>
            </text:list-item>
          </text:list>
        </text:list-item>
        <text:list-item>
          <text:p text:style-name="P11"><text:span text:style-name="T5">Talk about BMS?</text:span></text:p>
          <text:list>
            <text:list-item>
              <text:p text:style-name="P11"><text:span text:style-name="T5">This is going to be a store-bought item so idk if it needs it’s own section</text:span></text:p>
            </text:list-item>
          </text:list>
        </text:list-item>
      </text:list>
      <text:p text:style-name="P6">Next Steps</text:p>
      <text:list xml:id="list193845965180247" text:continue-numbering="true" text:style-name="L3">
        <text:list-item>
          <text:p text:style-name="P13"><text:span text:style-name="T5">Finish up ‘module’ sections</text:span></text:p>
          <text:list>
            <text:list-item>
              <text:p text:style-name="P14"><text:span text:style-name="T5">Need schematics/</text:span><text:span text:style-name="T9">other </text:span><text:span text:style-name="T8">figures</text:span></text:p>
            </text:list-item>
          </text:list>
        </text:list-item>
        <text:list-item>
          <text:p text:style-name="P13"><text:span text:style-name="T5">Add Version 1.0 sections</text:span></text:p>
        </text:list-item>
        <text:list-item>
          <text:p text:style-name="P12"><text:span text:style-name="T5">Get into lab next week to do functional testing and collect data</text:span></text:p>
        </text:list-item>
        <text:list-item>
          <text:p text:style-name="P15"><text:span text:style-name="T5">Order controller parts by next week or it won’t get done</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7T18:19:15.118368720</meta:creation-date>
    <meta:generator>LibreOffice/7.4.7.2$Linux_X86_64 LibreOffice_project/40$Build-2</meta:generator>
    <dc:date>2025-03-07T19:35:36.061598502</dc:date>
    <meta:editing-duration>PT1H16M9S</meta:editing-duration>
    <meta:editing-cycles>27</meta:editing-cycles>
    <meta:print-date>2025-03-07T19:35:49.802789305</meta:print-date>
    <meta:document-statistic meta:table-count="0" meta:image-count="0" meta:object-count="0" meta:page-count="1" meta:paragraph-count="22" meta:word-count="546" meta:character-count="3707" meta:non-whitespace-character-count="3188"/>
  </office:meta>
</office:document-meta>
</file>